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/>
      <style:text-properties fo:color="#000000" fo:font-size="12pt" fo:font-weight="normal" officeooo:rsid="00178138" officeooo:paragraph-rsid="0017813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20%" fo:text-align="center" style:justify-single-word="false"/>
      <style:text-properties fo:color="#000000" fo:font-size="12pt" fo:font-weight="normal" officeooo:rsid="00178138" officeooo:paragraph-rsid="001b0513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78138" officeooo:paragraph-rsid="001781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fo:font-size="12pt" fo:font-weight="normal" officeooo:rsid="00178138" officeooo:paragraph-rsid="001c26a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fo:font-size="12pt" fo:font-weight="normal" officeooo:rsid="00178138" officeooo:paragraph-rsid="001e2343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c26ac" style:font-size-asian="20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c26ac" style:font-size-asian="10pt" style:font-size-complex="10pt"/>
    </style:style>
    <style:style style:name="gr1" style:family="graphic">
      <style:graphic-properties svg:stroke-color="#000000" draw:fill="none" draw:textarea-vertical-align="middle" draw:auto-grow-height="false" fo:min-height="4.05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 Derrotado a Campeão</text:span><text:span text:style-name="T3"><text:tab/><text:tab/>Amanda Ferrari </text:span><text:span text:style-name="T2">[ 9 ]</text:span></text:p>
      <text:p text:style-name="P1">Não diga não posso eu não vou conseguir vencer</text:p>
      <text:p text:style-name="P5">A luta é travada é difícil vou retroceder</text:p>
      <text:p text:style-name="P5">Os meus inimigos não vão recuar</text:p>
      <text:p text:style-name="P1">E as forças que eu tenho não dá pra lutar</text:p>
      <text:p text:style-name="P1">Parece que desta vez estou perdido</text:p>
      <text:p text:style-name="P1"/>
      <text:p text:style-name="P1">Não diga não posso eu não vou conseguir vencer</text:p>
      <text:p text:style-name="P1">Que pensa em parar, quer voltar, abandonar a luta</text:p>
      <text:p text:style-name="P1">Se Deus te chamou te escolheu te ungiu</text:p>
      <text:p text:style-name="P1">Os seus inimigos vão ter que fugir</text:p>
      <text:p text:style-name="P1">Porque a unção de Deus está sobre você</text:p>
      <text:p text:style-name="P1"/>
      <text:p text:style-name="P1">*** Irmão não é hora de parar. Não é hora</text:p>
      <text:p text:style-name="P1">Deus vai lutar essa luta e te dar vitória</text:p>
      <text:p text:style-name="P1"/>
      <text:p text:style-name="P1">E quando Deus entrar as portas vão se abrir</text:p>
      <text:p text:style-name="P1">Muralhas vão cair e você vai passar por cima</text:p>
      <text:p text:style-name="P1">Do inimigo porque Deus está contigo</text:p>
      <text:p text:style-name="P1">Você é um escolhido</text:p>
      <text:p text:style-name="P1">Ele te ungiu irmão, não foi pra ser derrotado</text:p>
      <text:p text:style-name="P1">Nem tão pouco humilhado desse jeito</text:p>
      <text:p text:style-name="P1">Assim nas mãos do inimigo</text:p>
      <text:p text:style-name="P1"/>
      <text:p text:style-name="P1"><draw:custom-shape text:anchor-type="paragraph" draw:z-index="0" draw:style-name="gr1" draw:text-style-name="P6" svg:width="0.318cm" svg:height="4.049cm" svg:x="11.097cm" svg:y="-0.03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 quando Deus entrar a prova vai ter fim</text:p>
      <text:p text:style-name="P1"><draw:frame text:anchor-type="paragraph" draw:z-index="1" draw:style-name="gr2" draw:text-style-name="P8" svg:width="0.636cm" svg:height="2.437cm" svg:x="11.652cm" svg:y="0.381cm"><draw:text-box><text:p text:style-name="P7">2x</text:p><text:p text:style-name="P7">F</text:p><text:p text:style-name="P7">I</text:p><text:p text:style-name="P7">N</text:p><text:p text:style-name="P7">A</text:p><text:p text:style-name="P7">L</text:p></draw:text-box></draw:frame>Nada vai resistir até mesmo o impossível</text:p>
      <text:p text:style-name="P1">Deus irá fazer só pra você dizer</text:p>
      <text:p text:style-name="P1">Que Ele tem todo Poder</text:p>
      <text:p text:style-name="P1">Que está tudo em suas mãos</text:p>
      <text:p text:style-name="P1">Toda honra, toda glória, toda autoridade e unção</text:p>
      <text:p text:style-name="P1">Deus te fará de derrotado a campeão</text:p>
      <text:p text:style-name="P1"/>
      <text:p text:style-name="P4">De derrotado a campeão. 2X</text:p>
      <text:p text:style-name="P4"><text:span text:style-name="T1">De Derrotado a Campeão</text:span><text:span text:style-name="T3"><text:tab/><text:tab/>Amanda Ferrari </text:span><text:span text:style-name="T2">[ 9 ]</text:span></text:p>
      <text:p text:style-name="P2">Não diga não posso eu não vou conseguir vencer</text:p>
      <text:p text:style-name="P2">A luta é travada é difícil vou retroceder</text:p>
      <text:p text:style-name="P2">Os meus inimigos não vão recuar</text:p>
      <text:p text:style-name="P2">E as forças que eu tenho não dá pra lutar</text:p>
      <text:p text:style-name="P2">Parece que desta vez estou perdido</text:p>
      <text:p text:style-name="P2"/>
      <text:p text:style-name="P2">Não diga não posso eu não vou conseguir vencer</text:p>
      <text:p text:style-name="P2">Que pensa em parar, quer voltar, abandonar a luta</text:p>
      <text:p text:style-name="P2">Se Deus te chamou te escolheu te ungiu</text:p>
      <text:p text:style-name="P2">Os seus inimigos vão ter que fugir</text:p>
      <text:p text:style-name="P2">Porque a unção de Deus está sobre você</text:p>
      <text:p text:style-name="P2"/>
      <text:p text:style-name="P2">*** Irmão não é hora de parar. Não é hora</text:p>
      <text:p text:style-name="P2">Deus vai lutar essa luta e te dar vitória</text:p>
      <text:p text:style-name="P2"/>
      <text:p text:style-name="P2">E quando Deus entrar as portas vão se abrir</text:p>
      <text:p text:style-name="P2">Muralhas vão cair e você vai passar por cima</text:p>
      <text:p text:style-name="P2">Do inimigo porque Deus está contigo</text:p>
      <text:p text:style-name="P2">Você é um escolhido</text:p>
      <text:p text:style-name="P2">Ele te ungiu irmão, não foi pra ser derrotado</text:p>
      <text:p text:style-name="P2">Nem tão pouco humilhado desse jeito</text:p>
      <text:p text:style-name="P2">Assim nas mãos do inimigo</text:p>
      <text:p text:style-name="P2"/>
      <text:p text:style-name="P2"><draw:custom-shape text:anchor-type="paragraph" draw:z-index="2" draw:style-name="gr1" draw:text-style-name="P6" svg:width="0.318cm" svg:height="4.049cm" svg:x="11.097cm" svg:y="-0.03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 quando Deus entrar a prova vai ter fim</text:p>
      <text:p text:style-name="P2"><draw:frame text:anchor-type="paragraph" draw:z-index="3" draw:style-name="gr2" draw:text-style-name="P8" svg:width="0.636cm" svg:height="2.437cm" svg:x="11.652cm" svg:y="0.381cm"><draw:text-box><text:p text:style-name="P7">2x</text:p><text:p text:style-name="P7">F</text:p><text:p text:style-name="P7">I</text:p><text:p text:style-name="P7">N</text:p><text:p text:style-name="P7">A</text:p><text:p text:style-name="P7">L</text:p></draw:text-box></draw:frame>Nada vai resistir até mesmo o impossível</text:p>
      <text:p text:style-name="P2">Deus irá fazer só pra você dizer</text:p>
      <text:p text:style-name="P2">Que Ele tem todo Poder</text:p>
      <text:p text:style-name="P2">Que está tudo em suas mãos</text:p>
      <text:p text:style-name="P2">Toda honra, toda glória, toda autoridade e unção</text:p>
      <text:p text:style-name="P2">Deus te fará de derrotado a campeão</text:p>
      <text:p text:style-name="P2"/>
      <text:p text:style-name="P2">De derrotado a campeão. 2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07T22:57:33.171245790</dc:date>
    <meta:editing-cycles>23</meta:editing-cycles>
    <meta:editing-duration>PT25M37S</meta:editing-duration>
    <meta:generator>LibreOffice/5.1.4.2$Linux_X86_64 LibreOffice_project/10m0$Build-2</meta:generator>
    <meta:document-statistic meta:table-count="0" meta:image-count="0" meta:object-count="0" meta:page-count="1" meta:paragraph-count="56" meta:word-count="420" meta:character-count="2078" meta:non-whitespace-character-count="1712"/>
  </office:meta>
</office:document-meta>
</file>